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2" table:style-name="ta1"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8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  <table:table-cell office:value-type="string" calcext:value-type="string">
            <text:p>0|</text:p>
          </table:table-cell>
          <table:table-cell table:number-columns-repeated="2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3"/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9"/>
          <table:table-cell table:number-columns-repeated="2" office:value-type="float" office:value="2" calcext:value-type="float">
            <text:p>2</text:p>
          </table:table-cell>
          <table:table-cell table:number-columns-repeated="37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36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8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M: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11"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1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6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6"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1:01.1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1:20.575000000</dc:date>
    <meta:editing-duration>PT21M3S</meta:editing-duration>
    <meta:editing-cycles>3</meta:editing-cycles>
    <meta:generator>LibreOffice/5.1.3.2$Windows_x86 LibreOffice_project/644e4637d1d8544fd9f56425bd6cec110e49301b</meta:generator>
    <meta:document-statistic meta:table-count="1" meta:cell-count="409" meta:object-count="0"/>
  </office:meta>
</office:document-meta>
</file>